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8dc6" officeooo:paragraph-rsid="000e8dc6"/>
    </style:style>
    <style:style style:name="P2" style:family="paragraph" style:parent-style-name="Standard">
      <style:text-properties fo:color="#3faf46" loext:opacity="100%" fo:font-weight="bold" officeooo:rsid="000e8dc6" officeooo:paragraph-rsid="000e8dc6" style:font-weight-asian="bold" style:font-weight-complex="bold"/>
    </style:style>
    <style:style style:name="P3" style:family="paragraph" style:parent-style-name="Standard">
      <style:text-properties fo:color="#3faf46" loext:opacity="100%" fo:font-weight="bold" officeooo:rsid="000ec1d3" officeooo:paragraph-rsid="000ec1d3" style:font-weight-asian="bold" style:font-weight-complex="bold"/>
    </style:style>
    <style:style style:name="P4" style:family="paragraph" style:parent-style-name="Standard">
      <style:text-properties fo:color="#3faf46" loext:opacity="100%" fo:font-weight="bold" officeooo:rsid="000faa31" officeooo:paragraph-rsid="000faa31" style:font-weight-asian="bold" style:font-weight-complex="bold"/>
    </style:style>
    <style:style style:name="P5" style:family="paragraph" style:parent-style-name="Standard">
      <style:text-properties fo:color="#3faf46" loext:opacity="100%" fo:font-weight="bold" officeooo:rsid="001131db" officeooo:paragraph-rsid="001131d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allo Costa,</text:p>
      <text:p text:style-name="Text_20_body"/>
      <text:p text:style-name="Text_20_body">vielen Dank für die schnelle Anpassung der Bilder. Nun sind es noch ein paar Kleinigkeiten, die angepasst werden müssten.</text:p>
      <text:p text:style-name="Text_20_body"/>
      <text:p text:style-name="Text_20_body">1. Auf der Landingpage sollte der ganze Bereich Verkehrsrecht, Versicherungsrecht etc. anklickbar sein, nicht nur der Button „mehr erfahren“.</text:p>
      <text:p text:style-name="Text_20_body"/>
      <text:p text:style-name="Text_20_body">2. Bei „Expertise“ ist das Wort „Unternehmensrecht“ getrennt. Geht auch ohne Trennung?</text:p>
      <text:p text:style-name="Text_20_body"/>
      <text:p text:style-name="Text_20_body">3. Kannst du bei den Unterpunkten den Link „mehr erfahren + Pfeil“</text:p>
      <text:p text:style-name="Text_20_body"/>
      <text:p text:style-name="Text_20_body">In ein Button ändern, wie auf der Kontaktseite mit blauen Aufleuchten aber klein geschrieben. Dann sollte der Button rechtsbündig angeordnet sein.</text:p>
      <text:p text:style-name="Text_20_body"/>
      <text:p text:style-name="Text_20_body">4. Bitte die aktuelle Karte von Jürgen verwenden. Bei der aktuellen ist die Formatierung verändert.</text:p>
      <text:p text:style-name="Text_20_body"/>
      <text:p text:style-name="Text_20_body">Ich hoffe, es ist verständlich. Sonst ruf gerne durch.</text:p>
      <text:p text:style-name="Text_20_body"/>
      <text:p text:style-name="Text_20_body">Danke und LG!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soft-page-break/></text:p>
      <text:p text:style-name="P1">=============</text:p>
      <text:p text:style-name="P1">TRANS</text:p>
      <text:p text:style-name="P1">=============</text:p>
      <text:p text:style-name="P1"/>
      <text:p text:style-name="P1">Hello Costa,</text:p>
      <text:p text:style-name="P1"/>
      <text:p text:style-name="P1">Thank you very much for the quick adjustment of the images. Now there are still a few little things that need to be adjusted.</text:p>
      <text:p text:style-name="P1"/>
      <text:p text:style-name="P2">1. On the landing page, the entire area of traffic law, insurance law, etc. should be clickable, not just the “find out more” button.</text:p>
      <text:p text:style-name="P3">==&gt; Done</text:p>
      <text:p text:style-name="P1"/>
      <text:p text:style-name="P2">2. "Expertise" has the word "corporate law" separated. Is it possible without separation?</text:p>
      <text:p text:style-name="P4">==&gt; Done</text:p>
      <text:p text:style-name="P1"/>
      <text:p text:style-name="P2">3. Can you use the link “find out more + arrow” under the sub-items?</text:p>
      <text:p text:style-name="P5">==&gt; Done</text:p>
      <text:p text:style-name="P2"/>
      <text:p text:style-name="P2">Change it to a button, like on the contact page with blue lights but written in small letters. The button should then be aligned to the right.</text:p>
      <text:p text:style-name="P2"/>
      <text:p text:style-name="P2">4. Please use Jürgen's current map. The formatting of the current one has changed.</text:p>
      <text:p text:style-name="P5">==&gt; Done</text:p>
      <text:p text:style-name="P1"/>
      <text:p text:style-name="P1">I hope it is understandable. Otherwise, please call through.</text:p>
      <text:p text:style-name="P1"/>
      <text:p text:style-name="P1">Thank you and LG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0:27:35.001258328</meta:creation-date>
    <dc:date>2023-09-06T11:46:09.645134377</dc:date>
    <meta:editing-duration>PT1H18M33S</meta:editing-duration>
    <meta:editing-cycles>4</meta:editing-cycles>
    <meta:generator>LibreOffice/7.5.5.2$MacOSX_AARCH64 LibreOffice_project/ca8fe7424262805f223b9a2334bc7181abbcbf5e</meta:generator>
    <meta:document-statistic meta:table-count="0" meta:image-count="0" meta:object-count="0" meta:page-count="2" meta:paragraph-count="25" meta:word-count="254" meta:character-count="1529" meta:non-whitespace-character-count="1300"/>
  </office:meta>
</office:document-meta>
</file>